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UCAR VILLA CARLOT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13451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UCAR VILLA CARLOT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1345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5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8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0/09/2021</text:p>
          </table:table-cell>
          <table:table-cell table:style-name="Tabla2.A2" office:value-type="string">
            <text:p text:style-name="P9">5447468</text:p>
          </table:table-cell>
          <table:table-cell table:style-name="Tabla2.A2" office:value-type="string">
            <text:p text:style-name="P9">84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2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1T02:23:0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